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6600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5.648cm"/>
    </style:style>
    <style:style style:name="gr3" style:family="graphic" style:parent-style-name="standard">
      <style:graphic-properties draw:stroke="none" draw:fill-color="#d39807" draw:textarea-vertical-align="middle"/>
    </style:style>
    <style:style style:name="gr4" style:family="graphic" style:parent-style-name="standard">
      <style:graphic-properties draw:stroke="none" draw:fill-color="#1c3687" draw:textarea-vertical-align="middle"/>
    </style:style>
    <style:style style:name="gr5" style:family="graphic" style:parent-style-name="standard">
      <style:graphic-properties draw:stroke="none" draw:fill-color="#3399ff" draw:textarea-vertical-align="middle"/>
    </style:style>
    <style:style style:name="gr6" style:family="graphic" style:parent-style-name="standard">
      <style:graphic-properties draw:stroke="none" draw:fill-color="#009999" draw:textarea-vertical-align="middle"/>
    </style:style>
    <style:style style:name="gr7" style:family="graphic" style:parent-style-name="standard">
      <style:graphic-properties draw:stroke="none" draw:fill-color="#863eee" draw:textarea-vertical-align="middle"/>
    </style:style>
    <style:style style:name="gr8" style:family="graphic" style:parent-style-name="standard">
      <style:graphic-properties draw:stroke="none" draw:fill-color="#99801b" draw:textarea-vertical-align="middle"/>
    </style:style>
    <style:style style:name="gr9" style:family="graphic" style:parent-style-name="standard">
      <style:graphic-properties draw:stroke="none" draw:fill="solid" draw:fill-color="#e339dd" draw:textarea-vertical-align="middle"/>
    </style:style>
    <style:style style:name="gr10" style:family="graphic" style:parent-style-name="standard">
      <style:graphic-properties draw:stroke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5.4cm"/>
    </style:style>
    <style:style style:name="P1" style:family="paragraph">
      <style:paragraph-properties fo:text-align="center"/>
    </style:style>
    <style:style style:name="P2" style:family="paragraph">
      <loext:graphic-properties draw:fill-color="#996600"/>
      <style:paragraph-properties fo:text-align="center"/>
      <style:text-properties fo: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d39807"/>
      <style:paragraph-properties fo:text-align="center"/>
      <style:text-properties fo:color="#ffffff"/>
    </style:style>
    <style:style style:name="P5" style:family="paragraph">
      <loext:graphic-properties draw:fill-color="#1c3687"/>
      <style:paragraph-properties fo:text-align="center"/>
      <style:text-properties fo:color="#ffffff"/>
    </style:style>
    <style:style style:name="P6" style:family="paragraph">
      <loext:graphic-properties draw:fill-color="#3399ff"/>
      <style:paragraph-properties fo:text-align="center"/>
      <style:text-properties fo:color="#ffffff"/>
    </style:style>
    <style:style style:name="P7" style:family="paragraph">
      <loext:graphic-properties draw:fill-color="#009999"/>
      <style:paragraph-properties fo:text-align="center"/>
      <style:text-properties fo:color="#ffffff"/>
    </style:style>
    <style:style style:name="P8" style:family="paragraph">
      <loext:graphic-properties draw:fill-color="#863eee"/>
      <style:paragraph-properties fo:text-align="center"/>
      <style:text-properties fo:color="#ffffff"/>
    </style:style>
    <style:style style:name="P9" style:family="paragraph">
      <loext:graphic-properties draw:fill-color="#99801b"/>
      <style:paragraph-properties fo:text-align="center"/>
      <style:text-properties fo:color="#ffffff"/>
    </style:style>
    <style:style style:name="P10" style:family="paragraph">
      <loext:graphic-properties draw:fill="solid" draw:fill-color="#e339dd"/>
      <style:paragraph-properties fo:text-align="center"/>
      <style:text-properties fo:color="#ffffff"/>
    </style:style>
    <style:style style:name="P11" style:family="paragraph">
      <style:paragraph-properties fo:text-align="center"/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.411cm" svg:height="1.945cm" svg:x="6.224cm" svg:y="2.165cm">
          <text:p text:style-name="P1"><text:span text:style-name="T1">MDFS</text:span></text:p>
          <text:p text:style-name="P1"><text:span text:style-name="T2">(Mobile </text:span><text:span text:style-name="T2">Distributed </text:span></text:p>
          <text:p text:style-name="P1"><text:span text:style-name="T2">File System)</text:span></text:p>
        </draw:rect>
        <draw:frame draw:style-name="gr2" draw:text-style-name="P3" draw:layer="layout" svg:width="5.715cm" svg:height="5.898cm" svg:x="20.066cm" svg:y="0.325cm">
          <draw:text-box>
            <text:p>Application</text:p>
            <text:p/>
            <text:p/>
            <text:p>Data processing &amp; Storage</text:p>
            <text:p/>
            <text:p>Transport</text:p>
          </draw:text-box>
        </draw:frame>
        <draw:rect draw:style-name="gr3" draw:text-style-name="P4" draw:layer="layout" svg:width="6.027cm" svg:height="1.524cm" draw:transform="skewX (-0.000698131700797732) rotate (1.56660753659011) translate (4.445cm 6.218cm)">
          <text:p text:style-name="P1"><text:span text:style-name="T3">EdgeKeep</text:span><text:span text:style-name="T3">er</text:span></text:p>
          <text:p text:style-name="P1"><text:span text:style-name="T2">(Resilient edge </text:span><text:span text:style-name="T2">management)</text:span></text:p>
        </draw:rect>
        <draw:rect draw:style-name="gr4" draw:text-style-name="P5" draw:layer="layout" svg:width="3.104cm" svg:height="1.806cm" svg:x="6.224cm" svg:y="0.191cm">
          <text:p text:style-name="P1"><text:span text:style-name="T3">Disaster </text:span></text:p>
          <text:p text:style-name="P1"><text:span text:style-name="T3">Analytic</text:span></text:p>
        </draw:rect>
        <draw:rect draw:style-name="gr5" draw:text-style-name="P6" draw:layer="layout" svg:width="2.941cm" svg:height="1.945cm" svg:x="17.252cm" svg:y="2.135cm">
          <text:p text:style-name="P1"><text:span text:style-name="T1">MStorm</text:span></text:p>
          <text:p text:style-name="P1"><text:span text:style-name="T2">(Mobile </text:span></text:p>
          <text:p text:style-name="P1"><text:span text:style-name="T2">Storm)</text:span></text:p>
        </draw:rect>
        <draw:rect draw:style-name="gr6" draw:text-style-name="P7" draw:layer="layout" svg:width="3.25cm" svg:height="1.945cm" svg:x="13.855cm" svg:y="2.135cm">
          <text:p text:style-name="P1"><text:span text:style-name="T3">MMR</text:span></text:p>
          <text:p text:style-name="P1"><text:span text:style-name="T2">(Mobile </text:span></text:p>
          <text:p text:style-name="P1"><text:span text:style-name="T2">MapReduce)</text:span></text:p>
        </draw:rect>
        <draw:rect draw:style-name="gr7" draw:text-style-name="P8" draw:layer="layout" svg:width="7.537cm" svg:height="1.944cm" svg:x="6.189cm" svg:y="4.279cm">
          <text:p text:style-name="P1"><text:span text:style-name="T3">RSock</text:span></text:p>
          <text:p text:style-name="P1"><text:span text:style-name="T2">(Resilient </text:span><text:span text:style-name="T2">communication)</text:span></text:p>
        </draw:rect>
        <draw:rect draw:style-name="gr8" draw:text-style-name="P9" draw:layer="layout" svg:width="2.98cm" svg:height="1.945cm" svg:x="10.774cm" svg:y="2.165cm">
          <text:p text:style-name="P1"><text:span text:style-name="T3">RShare</text:span></text:p>
          <text:p text:style-name="P1"><text:span text:style-name="T2">(Resilient </text:span></text:p>
          <text:p text:style-name="P1"><text:span text:style-name="T2">file share)</text:span></text:p>
        </draw:rect>
        <draw:rect draw:style-name="gr9" draw:text-style-name="P10" draw:layer="layout" svg:width="6.338cm" svg:height="1.944cm" svg:x="13.855cm" svg:y="4.279cm">
          <text:p text:style-name="P1"><text:span text:style-name="T3">TCP / UDP</text:span></text:p>
        </draw:rect>
        <draw:rect draw:style-name="gr4" draw:text-style-name="P5" draw:layer="layout" svg:width="3.072cm" svg:height="1.806cm" svg:x="13.084cm" svg:y="0.191cm">
          <text:p text:style-name="P1"><text:span text:style-name="T3">Face </text:span></text:p>
          <text:p text:style-name="P1"><text:span text:style-name="T3">Detection</text:span></text:p>
        </draw:rect>
        <draw:rect draw:style-name="gr4" draw:text-style-name="P5" draw:layer="layout" svg:width="3.848cm" svg:height="1.806cm" svg:x="16.318cm" svg:y="0.191cm">
          <text:p text:style-name="P1"><text:span text:style-name="T3">Face</text:span></text:p>
          <text:p text:style-name="P1"><text:span text:style-name="T3">Recognition</text:span></text:p>
        </draw:rect>
        <draw:rect draw:style-name="gr4" draw:text-style-name="P5" draw:layer="layout" svg:width="3.493cm" svg:height="1.806cm" svg:x="9.457cm" svg:y="0.191cm">
          <text:p text:style-name="P1"><text:span text:style-name="T3">Personal</text:span></text:p>
          <text:p text:style-name="P1"><text:span text:style-name="T3">Assistance</text:span></text:p>
        </draw:rect>
        <draw:rect draw:style-name="gr1" draw:text-style-name="P2" draw:layer="layout" svg:width="9.628cm" svg:height="1.177cm" svg:x="8.22cm" svg:y="13.295cm">
          <text:p text:style-name="P1"><text:span text:style-name="T1">HBASE</text:span></text:p>
          <text:p text:style-name="P1"><text:span text:style-name="T2">(Key-Val DB storage)</text:span></text:p>
        </draw:rect>
        <draw:polygon draw:style-name="gr1" draw:text-style-name="P2" draw:layer="layout" svg:width="13.969cm" svg:height="2.706cm" svg:x="6.332cm" svg:y="13.295cm" svg:viewBox="0 0 13970 2707" draw:points="0,0 0,2707 13970,2707 13970,0 11705,0 11705,1295 1699,1295 1699,0">
          <text:p text:style-name="P1"><text:span text:style-name="T4"/></text:p>
          <text:p text:style-name="P1"><text:span text:style-name="T4"/></text:p>
          <text:p text:style-name="P1"><text:span text:style-name="T1">HDFS</text:span></text:p>
          <text:p text:style-name="P1"><text:span text:style-name="T2">(File System)</text:span></text:p>
        </draw:polygon>
        <draw:rect draw:style-name="gr10" draw:text-style-name="P11" draw:layer="layout" svg:width="6.892cm" svg:height="1.412cm" svg:x="6.332cm" svg:y="11.672cm">
          <text:p text:style-name="P1"><text:span text:style-name="T5">MapReduce</text:span></text:p>
          <text:p text:style-name="P1"><text:span text:style-name="T2">(Batch processing)</text:span></text:p>
        </draw:rect>
        <draw:rect draw:style-name="gr5" draw:text-style-name="P6" draw:layer="layout" svg:width="6.892cm" svg:height="1.412cm" svg:x="13.41cm" svg:y="11.672cm">
          <text:p text:style-name="P1"><text:span text:style-name="T1">Storm</text:span></text:p>
          <text:p text:style-name="P1"><text:span text:style-name="T2">(Stream processing)</text:span></text:p>
        </draw:rect>
        <draw:rect draw:style-name="gr4" draw:text-style-name="P5" draw:layer="layout" svg:width="2.707cm" svg:height="1.53cm" svg:x="6.332cm" svg:y="9.931cm">
          <text:p text:style-name="P1"><text:span text:style-name="T3">Hive</text:span></text:p>
          <text:p text:style-name="P1"><text:span text:style-name="T2">(SQL)</text:span></text:p>
        </draw:rect>
        <draw:rect draw:style-name="gr4" draw:text-style-name="P5" draw:layer="layout" svg:width="2.708cm" svg:height="1.53cm" svg:x="9.147cm" svg:y="9.931cm">
          <text:p text:style-name="P1"><text:span text:style-name="T3">Pig</text:span></text:p>
          <text:p text:style-name="P1"><text:span text:style-name="T2">(Data Flow)</text:span></text:p>
        </draw:rect>
        <draw:rect draw:style-name="gr4" draw:text-style-name="P5" draw:layer="layout" svg:width="2.708cm" svg:height="1.53cm" svg:x="11.963cm" svg:y="9.931cm">
          <text:p text:style-name="P1"><text:span text:style-name="T3">Mahout</text:span></text:p>
          <text:p text:style-name="P1"><text:span text:style-name="T2">(Data Flow)</text:span></text:p>
        </draw:rect>
        <draw:rect draw:style-name="gr4" draw:text-style-name="P5" draw:layer="layout" svg:width="2.708cm" svg:height="1.53cm" svg:x="14.779cm" svg:y="9.931cm">
          <text:p text:style-name="P1"><text:span text:style-name="T3">Avro</text:span></text:p>
          <text:p text:style-name="P1"><text:span text:style-name="T2">(RPC)</text:span></text:p>
        </draw:rect>
        <draw:rect draw:style-name="gr4" draw:text-style-name="P5" draw:layer="layout" svg:width="2.707cm" svg:height="1.53cm" svg:x="17.595cm" svg:y="9.931cm">
          <text:p text:style-name="P1"><text:span text:style-name="T3">Sqoop</text:span></text:p>
          <text:p text:style-name="P1"><text:span text:style-name="T2">(RDBMS)</text:span></text:p>
        </draw:rect>
        <draw:rect draw:style-name="gr6" draw:text-style-name="P7" draw:layer="layout" svg:width="6.892cm" svg:height="1.412cm" svg:x="6.332cm" svg:y="11.672cm">
          <text:p text:style-name="P1"><text:span text:style-name="T3">MapReduce</text:span></text:p>
          <text:p text:style-name="P1"><text:span text:style-name="T2">(Batch processing)</text:span></text:p>
        </draw:rect>
        <draw:rect draw:style-name="gr3" draw:text-style-name="P4" draw:layer="layout" svg:width="6.115cm" svg:height="1.524cm" draw:transform="rotate (1.56678206951531) translate (4.59cm 16.021cm)">
          <text:p text:style-name="P1"><text:span text:style-name="T3">ZooKeeper</text:span></text:p>
          <text:p text:style-name="P1"><text:span text:style-name="T2">(Distributed management)</text:span></text:p>
        </draw:rect>
        <draw:frame draw:style-name="gr11" draw:text-style-name="P3" draw:layer="layout" svg:width="5.334cm" svg:height="5.65cm" svg:x="20.429cm" svg:y="10.024cm">
          <draw:text-box>
            <text:p>Application / Data Access</text:p>
            <text:p><text:span text:style-name="T6"/></text:p>
            <text:p>Data Processing</text:p>
            <text:p/>
            <text:p/>
            <text:p>Data Stor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08080" draw:end-color="#ffffff" draw:start-intensity="100%" draw:end-intensity="100%" draw:angle="300" draw:border="0%"/>
    <draw:gradient draw:name="Gradient_20_3" draw:display-name="Gradient 3" draw:style="linear" draw:start-color="#8ae234" draw:end-color="#4e9a06" draw:start-intensity="100%" draw:end-intensity="100%" draw:angle="300" draw:border="0%"/>
    <draw:gradient draw:name="Gradient_20_5" draw:display-name="Gradient 5" draw:style="linear" draw:start-color="#83caff" draw:end-color="#729fcf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2T13:50:00.719230157</meta:creation-date>
    <dc:date>2021-10-27T17:57:23.574333860</dc:date>
    <meta:editing-duration>P1DT23H40M56S</meta:editing-duration>
    <meta:editing-cycles>16</meta:editing-cycles>
    <meta:generator>LibreOffice/5.1.6.2$Linux_X86_64 LibreOffice_project/10m0$Build-2</meta:generator>
    <meta:document-statistic meta:object-count="24"/>
  </office:meta>
</office:document-meta>
</file>